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2.318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1.101cm"/>
    </style:style>
    <style:style style:name="co9" style:family="table-column">
      <style:table-column-properties fo:break-before="auto" style:column-width="2.739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oizvodit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код</text:p>
          </table:table-cell>
          <table:table-cell office:value-type="string" calcext:value-type="string">
            <text:p>наим</text:p>
          </table:table-cell>
          <table:table-cell office:value-type="string" calcext:value-type="string">
            <text:p>тел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W</text:p>
          </table:table-cell>
          <table:table-cell office:value-type="float" office:value="792812563783" calcext:value-type="float">
            <text:p>7928125637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ki</text:p>
          </table:table-cell>
          <table:table-cell office:value-type="float" office:value="792812563784" calcext:value-type="float">
            <text:p>7928125637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nda Motor</text:p>
          </table:table-cell>
          <table:table-cell office:value-type="float" office:value="792812563785" calcext:value-type="float">
            <text:p>7928125637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d Motor</text:p>
          </table:table-cell>
          <table:table-cell office:value-type="float" office:value="792812563786" calcext:value-type="float">
            <text:p>7928125637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yandai</text:p>
          </table:table-cell>
          <table:table-cell office:value-type="float" office:value="792812563787" calcext:value-type="float">
            <text:p>7928125637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A</text:p>
          </table:table-cell>
          <table:table-cell office:value-type="float" office:value="792812563788" calcext:value-type="float">
            <text:p>7928125637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ota</text:p>
          </table:table-cell>
          <table:table-cell office:value-type="float" office:value="792812563789" calcext:value-type="float">
            <text:p>7928125637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ssan</text:p>
          </table:table-cell>
          <table:table-cell office:value-type="float" office:value="792812563790" calcext:value-type="float">
            <text:p>792812563790</text:p>
          </table:table-cell>
          <table:table-cell/>
        </table:table-row>
      </table:table>
      <table:table table:name="kyzov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наи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уп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этчбе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еда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ниверсал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россовер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Лифтбек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икап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Внедорожник</text:p>
          </table:table-cell>
        </table:table-row>
      </table:table>
      <table:table table:name="marks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наим</text:p>
          </table:table-cell>
          <table:table-cell office:value-type="string" calcext:value-type="string">
            <text:p>куз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x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y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nd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ss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vro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zuki</text:p>
          </table:table-cell>
          <table:table-cell office:value-type="float" office:value="8" calcext:value-type="float">
            <text:p>8</text:p>
          </table:table-cell>
        </table:table-row>
      </table:table>
      <table:table table:name="avto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вин_номер</text:p>
          </table:table-cell>
          <table:table-cell office:value-type="string" calcext:value-type="string">
            <text:p>марка</text:p>
          </table:table-cell>
          <table:table-cell office:value-type="string" calcext:value-type="string">
            <text:p>произв</text:p>
          </table:table-cell>
          <table:table-cell office:value-type="string" calcext:value-type="string">
            <text:p>це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N1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N1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N1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N1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N1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1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postavjiki" table:style-name="ta1"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наим</text:p>
          </table:table-cell>
          <table:table-cell office:value-type="string" calcext:value-type="string">
            <text:p>тел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ОО Рай</text:p>
          </table:table-cell>
          <table:table-cell office:value-type="float" office:value="79285406235" calcext:value-type="float">
            <text:p>79285406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ИП Пушкин</text:p>
          </table:table-cell>
          <table:table-cell office:value-type="float" office:value="79285406236" calcext:value-type="float">
            <text:p>79285406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П Колотушкин</text:p>
          </table:table-cell>
          <table:table-cell office:value-type="float" office:value="79285406237" calcext:value-type="float">
            <text:p>79285406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ИП Вовкич</text:p>
          </table:table-cell>
          <table:table-cell office:value-type="float" office:value="79285406238" calcext:value-type="float">
            <text:p>79285406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ИП Попкич</text:p>
          </table:table-cell>
          <table:table-cell office:value-type="float" office:value="79285406239" calcext:value-type="float">
            <text:p>79285406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ОО Вадик</text:p>
          </table:table-cell>
          <table:table-cell office:value-type="float" office:value="79285406240" calcext:value-type="float">
            <text:p>792854062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ООО Мамочка</text:p>
          </table:table-cell>
          <table:table-cell office:value-type="float" office:value="79285406241" calcext:value-type="float">
            <text:p>79285406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ИП Папкин</text:p>
          </table:table-cell>
          <table:table-cell office:value-type="float" office:value="79285406242" calcext:value-type="float">
            <text:p>79285406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П Рабкин</text:p>
          </table:table-cell>
          <table:table-cell office:value-type="float" office:value="79285406243" calcext:value-type="float">
            <text:p>79285406243</text:p>
          </table:table-cell>
        </table:table-row>
      </table:table>
      <table:table table:name="city" table:style-name="ta1"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город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юксембург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окголь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Лос-Вегас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Ри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ермь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елябинск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остов-на-дону</text:p>
          </table:table-cell>
        </table:table-row>
      </table:table>
      <table:table table:name="street" table:style-name="ta1">
        <table:table-column table:style-name="co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ул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осковска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оммунистическая</text:p>
          </table:table-cell>
        </table:table-row>
        <table:table-row-group>
          <table:table-row table:style-name="ro1">
            <table:table-cell office:value-type="float" office:value="3" calcext:value-type="float">
              <text:p>3</text:p>
            </table:table-cell>
            <table:table-cell office:value-type="string" calcext:value-type="string">
              <text:p>Эмпайер стрит</text:p>
            </table:table-cell>
          </table:table-row>
        </table:table-row-group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олл стри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ушкинска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Запорожска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раснодарска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ктябрьская</text:p>
          </table:table-cell>
        </table:table-row>
      </table:table>
      <table:table table:name="adress" table:style-name="ta1">
        <table:table-column table:style-name="co5" table:number-columns-repeated="6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до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индекс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улица</text:p>
          </table:table-cell>
          <table:table-cell table:style-name="Default" office:value-type="string" calcext:value-type="string">
            <text:p>поставщи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4033" calcext:value-type="float">
            <text:p>3440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4034" calcext:value-type="float">
            <text:p>3440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а</text:p>
          </table:table-cell>
          <table:table-cell/>
          <table:table-cell office:value-type="float" office:value="344035" calcext:value-type="float">
            <text:p>3440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4036" calcext:value-type="float">
            <text:p>3440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44037" calcext:value-type="float">
            <text:p>3440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44038" calcext:value-type="float">
            <text:p>3440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44039" calcext:value-type="float">
            <text:p>3440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44040" calcext:value-type="float">
            <text:p>3440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44041" calcext:value-type="float">
            <text:p>3440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7:42:41.565161993</meta:creation-date>
    <meta:generator>LibreOffice/7.3.7.2$Linux_X86_64 LibreOffice_project/30$Build-2</meta:generator>
    <dc:date>2025-02-06T18:39:37.867695268</dc:date>
    <meta:editing-duration>PT1M32S</meta:editing-duration>
    <meta:editing-cycles>1</meta:editing-cycles>
    <meta:document-statistic meta:table-count="8" meta:cell-count="256" meta:object-count="0"/>
  </office:meta>
</office:document-meta>
</file>